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textarea-vertical-align="middle"/>
    </style:style>
    <style:style style:name="gr2" style:family="graphic" style:parent-style-name="standard" style:list-style-name="L1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standard" style:list-style-name="L1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4" style:family="graphic" style:parent-style-name="standard" style:list-style-name="L1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 style:list-style-name="L1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svg:stroke-color="#c5000b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6.85cm" svg:y1="16.9cm" svg:x2="13.15cm" svg:y2="19cm" draw:start-shape="id1" draw:start-glue-point="2" draw:end-shape="id2" draw:end-glue-point="0" svg:d="M16850 16900l-3700 2100" svg:viewBox="0 0 3701 2101">
          <text:p/>
        </draw:connector>
        <draw:custom-shape draw:style-name="gr2" draw:text-style-name="P2" xml:id="id9" draw:id="id9" draw:layer="layout" svg:width="6.3cm" svg:height="2cm" svg:x="13.7cm" svg:y="5.9cm">
          <text:p text:style-name="P1"><text:span text:style-name="T1">Can the species be</text:span></text:p>
          <text:p text:style-name="P1"><text:span text:style-name="T1">generalise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6.4cm" svg:height="2cm" svg:x="7.5cm" svg:y="1.7cm">
          <text:p text:style-name="P1"><text:span text:style-name="T1">Is there an equation</text:span></text:p>
          <text:p text:style-name="P1"><text:span text:style-name="T1">for a specie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6.7cm" svg:height="2cm" svg:x="1cm" svg:y="5.9cm">
          <text:p text:style-name="P1"><text:span text:style-name="T1">Is there an equation</text:span></text:p>
          <text:p text:style-name="P1"><text:span text:style-name="T1">for a regio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6.3cm" svg:height="2cm" svg:x="13.7cm" svg:y="14.9cm">
          <text:p text:style-name="P1"><text:span text:style-name="T1">Can the species be</text:span></text:p>
          <text:p text:style-name="P1"><text:span text:style-name="T1">substitute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6.7cm" svg:height="2.9cm" svg:x="1cm" svg:y="14.4cm">
          <text:p text:style-name="P1">Is there a </text:p>
          <text:p text:style-name="P1">generalised equation </text:p>
          <text:p text:style-name="P1">for that region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6.071cm" svg:height="2cm" svg:x="6.2cm" svg:y="22.6cm">
          <text:p text:style-name="P1">Use generalised </text:p>
          <text:p text:style-name="P1">regional equation</text:p>
          <draw:enhanced-geometry svg:viewBox="0 0 21600 21600" draw:type="rectangle" draw:enhanced-path="M 0 0 L 21600 0 21600 21600 0 21600 0 0 Z N"/>
        </draw:custom-shape>
        <draw:connector draw:name="yes" draw:style-name="gr1" draw:text-style-name="P1" draw:layer="layout" draw:type="line" svg:x1="4.35cm" svg:y1="17.3cm" svg:x2="9.235cm" svg:y2="22.6cm" draw:start-shape="id3" draw:start-glue-point="2" draw:end-shape="id4" draw:end-glue-point="0" svg:d="M4350 17300l4885 5300" svg:viewBox="0 0 4886 5301">
          <text:p/>
        </draw:connector>
        <draw:custom-shape draw:style-name="gr6" draw:text-style-name="P1" xml:id="id5" draw:id="id5" draw:layer="layout" svg:width="7cm" svg:height="2cm" svg:x="1cm" svg:y="25.6cm">
          <text:p text:style-name="P1">Use general species </text:p>
          <text:p text:style-name="P1">equ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35cm" svg:y1="17.3cm" svg:x2="4.5cm" svg:y2="25.6cm" draw:start-shape="id3" draw:start-glue-point="2" draw:end-shape="id5" draw:end-glue-point="0" svg:d="M4350 17300l150 8300" svg:viewBox="0 0 151 8301">
          <text:p/>
        </draw:connector>
        <draw:connector draw:style-name="gr7" draw:text-style-name="P1" draw:layer="layout" draw:type="line" svg:x1="4.35cm" svg:y1="7.9cm" svg:x2="4.35cm" svg:y2="14.4cm" draw:start-shape="id6" draw:start-glue-point="2" draw:end-shape="id3" draw:end-glue-point="0" svg:d="M4350 7900v6500" svg:viewBox="0 0 1 6501">
          <text:p/>
        </draw:connector>
        <draw:custom-shape draw:style-name="gr6" draw:text-style-name="P1" xml:id="id7" draw:id="id7" draw:layer="layout" svg:width="7.4cm" svg:height="2cm" svg:x="5cm" svg:y="11.9cm">
          <text:p text:style-name="P1">Use species- and region </text:p>
          <text:p text:style-name="P1">specific equation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.35cm" svg:y1="7.9cm" svg:x2="8.7cm" svg:y2="11.9cm" draw:start-shape="id6" draw:start-glue-point="2" draw:end-shape="id7" draw:end-glue-point="0" svg:d="M4350 7900l4350 4000" svg:viewBox="0 0 4351 4001">
          <text:p/>
        </draw:connector>
        <draw:connector draw:style-name="gr1" draw:text-style-name="P1" draw:layer="layout" draw:type="line" svg:x1="10.7cm" svg:y1="3.7cm" svg:x2="4.35cm" svg:y2="5.9cm" draw:start-shape="id8" draw:start-glue-point="2" draw:end-shape="id6" draw:end-glue-point="0" svg:d="M10700 3700l-6350 2200" svg:viewBox="0 0 6351 2201">
          <text:p/>
        </draw:connector>
        <draw:connector draw:style-name="standard" draw:layer="layout" draw:type="line" svg:x1="10.7cm" svg:y1="3.7cm" svg:x2="16.85cm" svg:y2="5.9cm" draw:start-shape="id8" draw:start-glue-point="2" draw:end-shape="id9" draw:end-glue-point="0" svg:d="M10700 3700l6150 2200" svg:viewBox="0 0 6151 2201">
          <text:p/>
        </draw:connector>
        <draw:custom-shape draw:style-name="gr6" draw:text-style-name="P1" xml:id="id10" draw:id="id10" draw:layer="layout" svg:width="4.5cm" svg:height="2cm" svg:x="9.2cm" svg:y="8.8cm">
          <text:p text:style-name="P1">Use </text:p>
          <text:p text:style-name="P1">generalisation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6.85cm" svg:y1="7.9cm" svg:x2="11.45cm" svg:y2="8.8cm" draw:start-shape="id9" draw:start-glue-point="2" draw:end-shape="id10" draw:end-glue-point="0" svg:d="M16850 7900l-5400 900" svg:viewBox="0 0 5401 901">
          <text:p/>
        </draw:connector>
        <draw:connector draw:style-name="gr7" draw:text-style-name="P1" draw:layer="layout" draw:type="line" svg:x1="16.85cm" svg:y1="7.9cm" svg:x2="16.85cm" svg:y2="14.9cm" draw:start-shape="id9" draw:start-glue-point="2" draw:end-shape="id1" draw:end-glue-point="0" svg:d="M16850 7900v7000" svg:viewBox="0 0 1 7001">
          <text:p/>
        </draw:connector>
        <draw:custom-shape draw:style-name="gr6" draw:text-style-name="P1" xml:id="id2" draw:id="id2" draw:layer="layout" svg:width="4.1cm" svg:height="2cm" svg:x="11.1cm" svg:y="19cm">
          <text:p text:style-name="P1">Use</text:p>
          <text:p text:style-name="P1">substitute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4.8cm" svg:height="2cm" svg:x="14.5cm" svg:y="22.6cm">
          <text:p text:style-name="P1">Use generic </text:p>
          <text:p text:style-name="P1">equ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6.85cm" svg:y1="16.9cm" svg:x2="16.9cm" svg:y2="22.6cm" draw:start-shape="id1" draw:start-glue-point="2" draw:end-shape="id11" draw:end-glue-point="0" svg:d="M16850 16900l50 5700" svg:viewBox="0 0 51 5701">
          <text:p/>
        </draw:connector>
        <draw:custom-shape draw:style-name="gr8" draw:text-style-name="P1" draw:layer="layout" svg:width="2.3cm" svg:height="0.6cm" svg:x="10.3cm" svg:y="26.8cm">
          <text:p/>
          <draw:enhanced-geometry svg:viewBox="0 0 21600 21600" draw:mirror-horizontal="false" draw:mirror-vertical="false" draw:text-areas="0 ?f0 ?f5 ?f2" draw:type="right-arrow" draw:modifiers="9546.80573663624 5498.835274542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5.959cm" svg:height="1.673cm" svg:x="12.7cm" svg:y="26.227cm">
          <draw:text-box>
            <text:p>Repeat per species</text:p>
            <text:p>and region.</text:p>
          </draw:text-box>
        </draw:frame>
        <draw:custom-shape draw:style-name="gr10" draw:text-style-name="P1" draw:layer="layout" svg:width="1.1cm" svg:height="0.6cm" svg:x="6.3cm" svg:y="19.7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14.3cm" svg:y="17.7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6.3cm" svg:y="10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13.4cm" svg:y="8.1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6.9cm" svg:y="4.6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16.3cm" svg:y="11.2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3.8cm" svg:y="10.7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16.3cm" svg:y="19.3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3.9cm" svg:y="21.1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0.7cm" svg:y1="3.7cm" svg:x2="16.85cm" svg:y2="5.9cm" draw:start-shape="id8" draw:start-glue-point="2" draw:end-shape="id9" draw:end-glue-point="0" svg:d="M10700 3700l6150 2200" svg:viewBox="0 0 6151 2201">
          <text:p/>
        </draw:connector>
        <draw:custom-shape draw:style-name="gr10" draw:text-style-name="P1" draw:layer="layout" svg:width="1.1cm" svg:height="0.6cm" svg:x="13.5cm" svg:y="4.5cm">
          <text:p text:style-name="P1">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</meta:initial-creator>
    <meta:creation-date>2015-01-15T11:36:45.569131431</meta:creation-date>
    <dc:date>2015-01-15T12:30:50.084364296</dc:date>
    <dc:creator>steffen </dc:creator>
    <meta:editing-duration>PT12M27S</meta:editing-duration>
    <meta:editing-cycles>4</meta:editing-cycles>
    <meta:generator>LibreOffice/4.2.7.2$Linux_X86_64 LibreOffice_project/420m0$Build-2</meta:generator>
    <meta:document-statistic meta:object-count="34"/>
  </office:meta>
</office:document-meta>
</file>